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45cm" svg:height="0.799cm" draw:transform="skewX (0.000349065850398868) rotate (-1.55247036964896) translate (5.5175110744874cm 2.80841277769059cm)" svg:viewBox="0 0 2346 800" svg:d="M74 703c195 18 745 69 1155 87s890 7 1103 4c72-6-154-713-220-715-190 8-336 83-820 59-482-24-1049-104-1260-138-68-9-14 697 42 703z">
          <text:p/>
        </draw:path>
        <draw:path draw:style-name="gr1" draw:text-style-name="P1" draw:layer="layout" svg:width="0.693cm" svg:height="0.719cm" draw:transform="rotate (-0.825540736193318) translate (4.93169762955471cm 2.7072734463406cm)" svg:viewBox="0 0 694 720" svg:d="M694 691c-46-230-54-419-35-561-2-95-640-184-647-91-10 271-26 343 13 557 25 104 674 163 669 95z">
          <text:p/>
        </draw:path>
        <draw:path draw:style-name="gr1" draw:text-style-name="P1" draw:layer="layout" svg:width="0.903cm" svg:height="0.661cm" draw:transform="rotate (-2.15757602131539) translate (5.64699110710379cm 2.80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31599110710379cm 3.11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60299110710381cm 4.924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4:11.696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